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Helvetica Neue Medium" svg:font-family="'Helvetica Neue Medium', Arial, san-serif"/>
    <style:font-face style:name="Helvetica Neue Roman" svg:font-family="'Helvetica Neue Roman', Arial, san-serif"/>
    <style:font-face style:name="Mangal1" svg:font-family="Mangal"/>
    <style:font-face style:name="Roboto" svg:font-family="Roboto, 'Helvetica Neue', Helvetica, Arial, sans-serif"/>
    <style:font-face style:name="arial" svg:font-family="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/>
    </style:style>
    <style:style style:name="P2" style:family="paragraph" style:parent-style-name="Text_20_body" style:list-style-name="L2">
      <style:paragraph-properties fo:margin-top="0cm" fo:margin-bottom="0.247cm" loext:contextual-spacing="false"/>
      <style:text-properties officeooo:rsid="001a8553" officeooo:paragraph-rsid="001a8553"/>
    </style:style>
    <style:style style:name="P3" style:family="paragraph" style:parent-style-name="Text_20_body">
      <style:paragraph-properties fo:margin-top="0cm" fo:margin-bottom="0.247cm" loext:contextual-spacing="false"/>
      <style:text-properties officeooo:paragraph-rsid="001a8553"/>
    </style:style>
    <style:style style:name="P4" style:family="paragraph" style:parent-style-name="Text_20_body">
      <style:paragraph-properties fo:margin-top="0cm" fo:margin-bottom="0.247cm" loext:contextual-spacing="false"/>
      <style:text-properties fo:language="en" fo:country="US"/>
    </style:style>
    <style:style style:name="P5" style:family="paragraph" style:parent-style-name="Text_20_body">
      <style:paragraph-properties fo:margin-top="0cm" fo:margin-bottom="0.247cm" loext:contextual-spacing="false"/>
      <style:text-properties fo:language="en" fo:country="US" officeooo:rsid="001a8553" officeooo:paragraph-rsid="001a8553"/>
    </style:style>
    <style:style style:name="P6" style:family="paragraph" style:parent-style-name="Text_20_body">
      <style:paragraph-properties fo:margin-top="0cm" fo:margin-bottom="0.247cm" loext:contextual-spacing="false"/>
      <style:text-properties fo:language="en" fo:country="US" officeooo:paragraph-rsid="001a8553"/>
    </style:style>
    <style:style style:name="P7" style:family="paragraph" style:parent-style-name="Text_20_body">
      <style:paragraph-properties fo:margin-top="0cm" fo:margin-bottom="0.247cm" loext:contextual-spacing="false"/>
      <style:text-properties fo:language="en" fo:country="US" officeooo:rsid="001df34f" officeooo:paragraph-rsid="001df34f"/>
    </style:style>
    <style:style style:name="P8" style:family="paragraph" style:parent-style-name="Text_20_body">
      <style:paragraph-properties fo:margin-top="0cm" fo:margin-bottom="0.247cm" loext:contextual-spacing="false"/>
      <style:text-properties fo:language="en" fo:country="US" officeooo:rsid="0020e34b" officeooo:paragraph-rsid="0020e34b"/>
    </style:style>
    <style:style style:name="P9" style:family="paragraph" style:parent-style-name="Text_20_body">
      <style:paragraph-properties fo:margin-top="0cm" fo:margin-bottom="0.247cm" loext:contextual-spacing="false"/>
      <style:text-properties fo:language="en" fo:country="US" officeooo:rsid="0021a3ca" officeooo:paragraph-rsid="0021a3ca"/>
    </style:style>
    <style:style style:name="P10" style:family="paragraph" style:parent-style-name="Text_20_body" style:list-style-name="L1">
      <style:paragraph-properties fo:margin-top="0cm" fo:margin-bottom="0.247cm" loext:contextual-spacing="false"/>
      <style:text-properties officeooo:paragraph-rsid="001a8553"/>
    </style:style>
    <style:style style:name="P11" style:family="paragraph" style:parent-style-name="Text_20_body" style:list-style-name="L3">
      <style:paragraph-properties fo:margin-top="0cm" fo:margin-bottom="0.247cm" loext:contextual-spacing="false"/>
      <style:text-properties officeooo:paragraph-rsid="001a8553"/>
    </style:style>
    <style:style style:name="P12" style:family="paragraph" style:parent-style-name="Text_20_body" style:list-style-name="L4">
      <style:paragraph-properties fo:margin-top="0cm" fo:margin-bottom="0.247cm" loext:contextual-spacing="false"/>
      <style:text-properties officeooo:paragraph-rsid="001a8553"/>
    </style:style>
    <style:style style:name="P13" style:family="paragraph" style:parent-style-name="Text_20_body">
      <style:paragraph-properties fo:margin-top="0cm" fo:margin-bottom="0.247cm" loext:contextual-spacing="false" fo:line-height="136%"/>
      <style:text-properties fo:font-variant="normal" fo:text-transform="none" style:font-name="Helvetica Neue Medium" fo:language="en" fo:country="US" fo:font-style="normal" fo:font-weight="normal" officeooo:paragraph-rsid="001ba985"/>
    </style:style>
    <style:style style:name="P14" style:family="paragraph" style:parent-style-name="Text_20_body">
      <style:paragraph-properties fo:margin-top="0cm" fo:margin-bottom="0.247cm" loext:contextual-spacing="false"/>
      <style:text-properties officeooo:paragraph-rsid="001b68bf"/>
    </style:style>
    <style:style style:name="P15" style:family="paragraph" style:parent-style-name="Text_20_body">
      <style:paragraph-properties fo:margin-top="0cm" fo:margin-bottom="0.247cm" loext:contextual-spacing="false"/>
      <style:text-properties officeooo:paragraph-rsid="001ba985"/>
    </style:style>
    <style:style style:name="P16" style:family="paragraph" style:parent-style-name="Text_20_body">
      <style:paragraph-properties fo:margin-top="0cm" fo:margin-bottom="0.247cm" loext:contextual-spacing="false"/>
      <style:text-properties officeooo:paragraph-rsid="001d9227"/>
    </style:style>
    <style:style style:name="P17" style:family="paragraph" style:parent-style-name="Text_20_body">
      <style:paragraph-properties fo:margin-top="0cm" fo:margin-bottom="0.247cm" loext:contextual-spacing="false"/>
      <style:text-properties officeooo:paragraph-rsid="001df34f"/>
    </style:style>
    <style:style style:name="P18" style:family="paragraph" style:parent-style-name="Text_20_body">
      <style:paragraph-properties fo:margin-top="0cm" fo:margin-bottom="0.247cm" loext:contextual-spacing="false"/>
      <style:text-properties officeooo:paragraph-rsid="001ef1bf"/>
    </style:style>
    <style:style style:name="P19" style:family="paragraph" style:parent-style-name="Text_20_body">
      <style:paragraph-properties fo:margin-top="0cm" fo:margin-bottom="0.247cm" loext:contextual-spacing="false"/>
      <style:text-properties officeooo:paragraph-rsid="0021a3ca"/>
    </style:style>
    <style:style style:name="P20" style:family="paragraph" style:parent-style-name="Text_20_body">
      <style:paragraph-properties fo:margin-left="0.794cm" fo:margin-right="0cm" fo:margin-top="0cm" fo:margin-bottom="0.247cm" loext:contextual-spacing="false" fo:text-indent="0cm" style:auto-text-indent="false"/>
    </style:style>
    <style:style style:name="P21" style:family="paragraph" style:parent-style-name="Text_20_body">
      <style:paragraph-properties fo:margin-left="1.588cm" fo:margin-right="0cm" fo:margin-top="0cm" fo:margin-bottom="0.247cm" loext:contextual-spacing="false" fo:text-indent="0cm" style:auto-text-indent="false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Heading_20_2">
      <style:text-properties fo:font-variant="normal" fo:text-transform="none" style:font-name="Helvetica Neue Roman" fo:language="en" fo:country="US" fo:font-style="normal" fo:font-weight="normal" officeooo:paragraph-rsid="001a8553"/>
    </style:style>
    <style:style style:name="P24" style:family="paragraph" style:parent-style-name="Heading_20_2">
      <style:paragraph-properties fo:margin-top="0cm" fo:margin-bottom="0.247cm" loext:contextual-spacing="false" fo:line-height="142%"/>
      <style:text-properties fo:font-variant="normal" fo:text-transform="none" style:font-name="Helvetica Neue Roman" fo:language="en" fo:country="US" fo:font-style="normal" fo:font-weight="normal"/>
    </style:style>
    <style:style style:name="P25" style:family="paragraph" style:parent-style-name="Heading_20_3">
      <style:paragraph-properties fo:margin-top="0cm" fo:margin-bottom="0.247cm" loext:contextual-spacing="false" fo:line-height="136%"/>
      <style:text-properties fo:font-variant="normal" fo:text-transform="none" style:font-name="Helvetica Neue Medium" fo:language="en" fo:country="US" fo:font-style="normal" fo:font-weight="normal"/>
    </style:style>
    <style:style style:name="P26" style:family="paragraph" style:parent-style-name="Heading_20_3">
      <style:paragraph-properties fo:margin-top="0cm" fo:margin-bottom="0.247cm" loext:contextual-spacing="false" fo:line-height="136%"/>
      <style:text-properties fo:font-variant="normal" fo:text-transform="none" style:font-name="Helvetica Neue Medium" fo:language="en" fo:country="US" fo:font-style="normal" fo:font-weight="normal" officeooo:paragraph-rsid="001a8553"/>
    </style:style>
    <style:style style:name="P27" style:family="paragraph" style:parent-style-name="Heading_20_3">
      <style:paragraph-properties fo:margin-top="0cm" fo:margin-bottom="0.247cm" loext:contextual-spacing="false" fo:line-height="136%"/>
      <style:text-properties fo:font-variant="normal" fo:text-transform="none" style:font-name="Helvetica Neue Medium" fo:language="en" fo:country="US" fo:font-style="normal" fo:font-weight="normal" officeooo:paragraph-rsid="001ba985"/>
    </style:style>
    <style:style style:name="P28" style:family="paragraph" style:parent-style-name="Heading_20_3">
      <style:paragraph-properties fo:margin-top="0cm" fo:margin-bottom="0.247cm" loext:contextual-spacing="false" fo:line-height="136%"/>
      <style:text-properties fo:language="en" fo:country="US" officeooo:paragraph-rsid="001df34f"/>
    </style:style>
    <style:style style:name="T1" style:family="text">
      <style:text-properties style:font-name="monospace" fo:font-size="9pt" fo:language="en" fo:country="US"/>
    </style:style>
    <style:style style:name="T2" style:family="text">
      <style:text-properties style:font-name="monospace" fo:font-size="9pt" fo:language="en" fo:country="US" officeooo:rsid="001a8553"/>
    </style:style>
    <style:style style:name="T3" style:family="text">
      <style:text-properties style:font-name="monospace" fo:font-size="9pt" fo:language="en" fo:country="US" officeooo:rsid="001b68bf"/>
    </style:style>
    <style:style style:name="T4" style:family="text">
      <style:text-properties style:font-name="monospace" fo:font-size="9pt" fo:language="en" fo:country="US" officeooo:rsid="001ba985"/>
    </style:style>
    <style:style style:name="T5" style:family="text">
      <style:text-properties style:font-name="monospace" fo:font-size="9pt" fo:language="en" fo:country="US" officeooo:rsid="001d9227"/>
    </style:style>
    <style:style style:name="T6" style:family="text">
      <style:text-properties style:font-name="monospace" fo:font-size="9pt" fo:language="en" fo:country="US" officeooo:rsid="001df34f"/>
    </style:style>
    <style:style style:name="T7" style:family="text">
      <style:text-properties style:font-name="monospace" fo:font-size="9pt" fo:language="en" fo:country="US" fo:font-style="italic" style:text-underline-style="none" officeooo:rsid="001ef1bf" style:font-style-asian="italic" style:font-style-complex="italic"/>
    </style:style>
    <style:style style:name="T8" style:family="text">
      <style:text-properties style:font-name="monospace" fo:font-size="9pt" fo:language="en" fo:country="US" officeooo:rsid="001ef1bf"/>
    </style:style>
    <style:style style:name="T9" style:family="text">
      <style:text-properties style:font-name="monospace" fo:font-size="9pt" fo:language="en" fo:country="US" officeooo:rsid="0020e34b"/>
    </style:style>
    <style:style style:name="T10" style:family="text">
      <style:text-properties style:font-name="monospace" fo:font-size="9pt" fo:language="en" fo:country="US" officeooo:rsid="0021a3ca"/>
    </style:style>
    <style:style style:name="T11" style:family="text">
      <style:text-properties style:font-name="monospace" fo:font-size="9pt" fo:language="en" fo:country="US" officeooo:rsid="0024267b"/>
    </style:style>
    <style:style style:name="T12" style:family="text">
      <style:text-properties style:font-name="monospace" fo:font-size="9pt" fo:language="en" fo:country="US" officeooo:rsid="0024c333"/>
    </style:style>
    <style:style style:name="T13" style:family="text">
      <style:text-properties style:font-name="monospace" fo:font-size="9pt" officeooo:rsid="001ba985"/>
    </style:style>
    <style:style style:name="T14" style:family="text">
      <style:text-properties fo:font-size="9pt" fo:language="en" fo:country="US"/>
    </style:style>
    <style:style style:name="T15" style:family="text">
      <style:text-properties fo:font-size="9pt" fo:language="en" fo:country="US" officeooo:rsid="001b68bf"/>
    </style:style>
    <style:style style:name="T16" style:family="text">
      <style:text-properties fo:font-weight="bold" officeooo:rsid="001ba985" style:font-weight-asian="bold" style:font-weight-complex="bold"/>
    </style:style>
    <style:style style:name="T17" style:family="text">
      <style:text-properties fo:font-variant="normal" fo:text-transform="none" style:font-name="Helvetica Neue Medium" fo:font-style="normal" fo:font-weight="normal"/>
    </style:style>
    <style:style style:name="T18" style:family="text">
      <style:text-properties fo:font-variant="normal" fo:text-transform="none" style:font-name="Helvetica Neue Medium" fo:font-style="normal" fo:font-weight="normal" officeooo:rsid="001df34f"/>
    </style:style>
    <style:style style:name="T19" style:family="text">
      <style:text-properties officeooo:rsid="001a8553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text-underline-style="solid" style:text-underline-width="auto" style:text-underline-color="font-color" fo:font-weight="bold"/>
    </style:style>
    <style:style style:name="T22" style:family="text">
      <style:text-properties fo:language="en" fo:country="US" fo:font-weight="bold"/>
    </style:style>
    <style:style style:name="T23" style:family="text">
      <style:text-properties fo:language="en" fo:country="US" officeooo:rsid="001b68bf"/>
    </style:style>
    <style:style style:name="T24" style:family="text">
      <style:text-properties fo:language="en" fo:country="US" officeooo:rsid="001ba985"/>
    </style:style>
    <style:style style:name="T25" style:family="text">
      <style:text-properties officeooo:rsid="001b68bf"/>
    </style:style>
    <style:style style:name="T26" style:family="text">
      <style:text-properties officeooo:rsid="001ba985"/>
    </style:style>
    <style:style style:name="T27" style:family="text">
      <style:text-properties officeooo:rsid="001df34f"/>
    </style:style>
    <style:style style:name="T28" style:family="text">
      <style:text-properties fo:color="#00cc33" style:font-name="monospace" fo:font-size="9pt" fo:language="en" fo:country="US" fo:font-style="italic" officeooo:rsid="0021a3ca"/>
    </style:style>
    <style:style style:name="T29" style:family="text">
      <style:text-properties fo:color="#00cc33" style:font-name="monospace" fo:font-size="9pt" fo:language="en" fo:country="US" fo:font-style="italic" style:text-underline-style="none" officeooo:rsid="0021a3ca" style:font-style-asian="italic" style:font-style-complex="italic"/>
    </style:style>
    <style:style style:name="T30" style:family="text">
      <style:text-properties fo:color="#00cc33" style:font-name="monospace" fo:font-size="9pt" fo:language="en" fo:country="US" fo:font-style="italic" style:text-underline-style="none" officeooo:rsid="001ef1bf" style:font-style-asian="italic" style:font-style-complex="italic"/>
    </style:style>
    <style:style style:name="T31" style:family="text">
      <style:text-properties fo:color="#00cc33" style:font-name="monospace" fo:font-size="9pt" fo:language="en" fo:country="US" fo:font-style="italic" officeooo:rsid="0021a3c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1. <text:span text:style-name="T19">M</text:span>ethod <text:span text:style-name="T19">amd </text:span>Variable name <text:span text:style-name="T19">good practices </text:span></text:h>
      <text:h text:style-name="P25" text:outline-level="3">1.1. <text:span text:style-name="T19">names that revile you intentions </text:span></text:h>
      <text:p text:style-name="P5">Good examples:</text:p>
      <text:list xml:id="list4758778727515988426" text:style-name="L1">
        <text:list-item>
          <text:p text:style-name="P10"><text:span text:style-name="Example"><text:span text:style-name="T2">seconds_since_last_login</text:span></text:span></text:p>
        </text:list-item>
        <text:list-item>
          <text:p text:style-name="P10"><text:span text:style-name="Example"><text:span text:style-name="T2">number_of_failed_login</text:span></text:span></text:p>
        </text:list-item>
      </text:list>
      <text:p text:style-name="P5">Bad examples:</text:p>
      <text:list xml:id="list7953502547413519230" text:style-name="L2">
        <text:list-item>
          <text:p text:style-name="P2"><text:span text:style-name="Example"><text:span text:style-name="T1">seconds // there is no context to it </text:span></text:span></text:p>
        </text:list-item>
        <text:list-item>
          <text:p text:style-name="P2"><text:span text:style-name="Example"><text:span text:style-name="T1">failed_login</text:span></text:span></text:p>
        </text:list-item>
        <text:list-item>
          <text:p text:style-name="P2"><text:span text:style-name="Example"><text:span text:style-name="T1">temp </text:span></text:span></text:p>
        </text:list-item>
      </text:list>
      <text:h text:style-name="P26" text:outline-level="3">1.2. <text:span text:style-name="T19">Names that can be pronounce </text:span></text:h>
      <text:p text:style-name="P4">Bad examples:</text:p>
      <text:list xml:id="list2996621376950147038" text:style-name="L3">
        <text:list-item>
          <text:p text:style-name="P11"><text:span text:style-name="Source_20_Text"><text:span text:style-name="T2">genyyyymmdd</text:span></text:span></text:p>
        </text:list-item>
        <text:list-item>
          <text:p text:style-name="P11"><text:span text:style-name="Source_20_Text"><text:span text:style-name="T2">no</text:span></text:span><text:span text:style-name="Source_20_Text"><text:span text:style-name="T3">o</text:span></text:span><text:span text:style-name="Source_20_Text"><text:span text:style-name="T2">stic</text:span></text:span></text:p>
        </text:list-item>
      </text:list>
      <text:p text:style-name="P6">Good examples::</text:p>
      <text:list xml:id="list1728851593058429544" text:style-name="L4">
        <text:list-item>
          <text:p text:style-name="P12"><text:span text:style-name="Source_20_Text"><text:span text:style-name="T2">generation_timestamp</text:span></text:span></text:p>
        </text:list-item>
        <text:list-item>
          <text:p text:style-name="P12"><text:span text:style-name="Source_20_Text"><text:span text:style-name="T2">number_of_sold_ticked</text:span></text:span></text:p>
        </text:list-item>
      </text:list>
      <text:h text:style-name="P25" text:outline-level="3">1.3. <text:span text:style-name="T19">Encapsulate names in namespace instead of using prefix </text:span></text:h>
      <text:p text:style-name="P4">Bad examples:</text:p>
      <text:p text:style-name="P3"><text:span text:style-name="Source_20_Text"><text:span text:style-name="T1">class </text:span></text:span><text:span text:style-name="Source_20_Text"><text:span text:style-name="T2">account(object):</text:span></text:span></text:p>
      <text:p text:style-name="P3"><text:span text:style-name="Source_20_Text"><text:span text:style-name="T2"><text:tab/>def __init__(self, par</text:span></text:span><text:span text:style-name="Source_20_Text"><text:span text:style-name="T3">a</text:span></text:span><text:span text:style-name="Source_20_Text"><text:span text:style-name="T2">m_decs):</text:span></text:span></text:p>
      <text:p text:style-name="P3"><text:span text:style-name="Source_20_Text"><text:span text:style-name="T2"><text:tab/><text:tab/>self.</text:span></text:span><text:span text:style-name="Source_20_Text"><text:span text:style-name="T2">acc_desc </text:span></text:span><text:span text:style-name="Source_20_Text"><text:span text:style-name="T3">= param_de</text:span></text:span><text:span text:style-name="Source_20_Text"><text:span text:style-name="T3">sc</text:span></text:span></text:p>
      <text:p text:style-name="P1"><text:span text:style-name="Source_20_Text"><text:span text:style-name="T1"/></text:span></text:p>
      <text:p text:style-name="P4">Good examples::</text:p>
      <text:p text:style-name="P14"><text:span text:style-name="Source_20_Text"><text:span text:style-name="T1">class </text:span></text:span><text:span text:style-name="Source_20_Text"><text:span text:style-name="T2">account(object):</text:span></text:span></text:p>
      <text:p text:style-name="P14"><text:span text:style-name="Source_20_Text"><text:span text:style-name="T2"><text:tab/>def __init__(self, </text:span></text:span><text:span text:style-name="Source_20_Text"><text:span text:style-name="T3">description</text:span></text:span><text:span text:style-name="Source_20_Text"><text:span text:style-name="T2">):</text:span></text:span></text:p>
      <text:p text:style-name="P14"><text:span text:style-name="Source_20_Text"><text:span text:style-name="T2"><text:tab/><text:tab/>self.</text:span></text:span><text:span text:style-name="Source_20_Text"><text:span text:style-name="T3">description</text:span></text:span><text:span text:style-name="Source_20_Text"><text:span text:style-name="T2"> </text:span></text:span><text:span text:style-name="Source_20_Text"><text:span text:style-name="T3">= description</text:span></text:span></text:p>
      <text:h text:style-name="P25" text:outline-level="3">1.4. Don't be <text:span text:style-name="T25">funny </text:span></text:h>
      <text:p text:style-name="P4">Bad examples:</text:p>
      <text:p text:style-name="P14"><text:span text:style-name="Source_20_Text"><text:span text:style-name="T3">player.</text:span></text:span><text:span text:style-name="Source_20_Text"><text:span text:style-name="T5">did</text:span></text:span><text:span text:style-name="Source_20_Text"><text:span text:style-name="T3">Kick</text:span></text:span><text:span text:style-name="Source_20_Text"><text:span text:style-name="T5">ed</text:span></text:span><text:span text:style-name="Source_20_Text"><text:span text:style-name="T10">In</text:span></text:span><text:span text:style-name="Source_20_Text"><text:span text:style-name="T3">TheBucked()</text:span></text:span></text:p>
      <text:p text:style-name="P4">Good examples::</text:p>
      <text:p text:style-name="P14"><text:span text:style-name="Source_20_Text"><text:span text:style-name="T3">player.isDead()</text:span></text:span></text:p>
      <text:h text:style-name="P27" text:outline-level="3"><text:soft-page-break/>1.5. Be consistent, <text:span text:style-name="T26">dont cheange concept of a name</text:span></text:h>
      <text:p text:style-name="P1"><text:span text:style-name="T20">For example, don’t use </text:span><text:span text:style-name="Strong_20_Emphasis"><text:span text:style-name="T21">get</text:span></text:span><text:span text:style-name="Strong_20_Emphasis"><text:span text:style-name="T22"> </text:span></text:span><text:span text:style-name="T20">and </text:span><text:span text:style-name="Strong_20_Emphasis"><text:span text:style-name="T21">fetch</text:span></text:span><text:span text:style-name="Strong_20_Emphasis"><text:span text:style-name="T22"> </text:span></text:span><text:span text:style-name="T20">to do the same </text:span><text:span text:style-name="T24">job.</text:span></text:p>
      <text:h text:style-name="P25" text:outline-level="3">1.6. Use solution domain names</text:h>
      <text:p text:style-name="P4">People reading your code will be other programmers so they understand solution domain terminology, so make the most of it. - For example, jobQueue is better than jobs</text:p>
      <text:h text:style-name="P25" text:outline-level="3">1.7. Use verbs for function names and nouns for classes and attributes</text:h>
      <text:p text:style-name="P1"><text:span text:style-name="Source_20_Text"><text:span text:style-name="T1">class Product {</text:span></text:span></text:p>
      <text:p text:style-name="P20"><text:span text:style-name="Source_20_Text"><text:span text:style-name="T1">private $price;</text:span></text:span></text:p>
      <text:p text:style-name="P20"><text:span text:style-name="Source_20_Text"><text:span text:style-name="T1">public function increasePrice($dollarsToAddToPrice)</text:span></text:span></text:p>
      <text:p text:style-name="P20"><text:span text:style-name="Source_20_Text"><text:span text:style-name="T1">{</text:span></text:span></text:p>
      <text:p text:style-name="P21"><text:span text:style-name="Source_20_Text"><text:span text:style-name="T1">$this-&gt;price += $dollarsToAddToPrice;</text:span></text:span></text:p>
      <text:p text:style-name="P20"><text:span text:style-name="Source_20_Text"><text:span text:style-name="T1">}</text:span></text:span></text:p>
      <text:p text:style-name="P1"><text:span text:style-name="Source_20_Text"><text:span text:style-name="T1">}</text:span></text:span></text:p>
      <text:h text:style-name="P24" text:outline-level="2">2. <text:span text:style-name="T26">How to improve functions </text:span></text:h>
      <text:h text:style-name="P25" text:outline-level="3">2.1. The smaller the better</text:h>
      <text:h text:style-name="P25" text:outline-level="3">2.2. A function should only do one thing <text:span text:style-name="T26">(</text:span><text:span text:style-name="T16">S</text:span><text:span text:style-name="T26">OLID)</text:span></text:h>
      <text:h text:style-name="P25" text:outline-level="3">2.3. No nested control structure</text:h>
      <text:p text:style-name="P13"><text:span text:style-name="Source_20_Text"><text:span text:style-name="T13">Function should have more then 2 nested control structure. If You have to do it thats mean that you should split it. </text:span></text:span></text:p>
      <text:h text:style-name="P25" text:outline-level="3">2.4. Less arguments are better </text:h>
      <text:p text:style-name="P15"><text:span text:style-name="Source_20_Text"><text:span text:style-name="T4">Def </text:span></text:span><text:span text:style-name="Source_20_Text"><text:span text:style-name="T5">time</text:span></text:span><text:span text:style-name="Source_20_Text"><text:span text:style-name="T4">_</text:span></text:span><text:span text:style-name="Source_20_Text"><text:span text:style-name="T5">difference</text:span></text:span><text:span text:style-name="Source_20_Text"><text:span text:style-name="T1">(</text:span></text:span><text:span text:style-name="Source_20_Text"><text:span text:style-name="T5">date_0, date_1</text:span></text:span><text:span text:style-name="Source_20_Text"><text:span text:style-name="T1">);</text:span></text:span></text:p>
      <text:p text:style-name="P4">Is better than</text:p>
      <text:p text:style-name="P16"><text:span text:style-name="Source_20_Text"><text:span text:style-name="T4">Def </text:span></text:span><text:span text:style-name="Source_20_Text"><text:span text:style-name="T5">time</text:span></text:span><text:span text:style-name="Source_20_Text"><text:span text:style-name="T4">_</text:span></text:span><text:span text:style-name="Source_20_Text"><text:span text:style-name="T5">difference</text:span></text:span><text:span text:style-name="Source_20_Text"><text:span text:style-name="T1">(</text:span></text:span><text:span text:style-name="Source_20_Text"><text:span text:style-name="T5">year_0, month_0, day_0, year_1, month_1, day_1</text:span></text:span><text:span text:style-name="Source_20_Text"><text:span text:style-name="T1">);</text:span></text:span></text:p>
      <text:h text:style-name="P25" text:outline-level="3">2.5. No side effects</text:h>
      <text:p text:style-name="P4">Functions must only do what the name suggests and nothing else.</text:p>
      <text:h text:style-name="P25" text:outline-level="3">2.6. Avoid output arguments</text:h>
      <text:p text:style-name="P4">If returning something is not enough then your function is probably doing more than one thing.</text:p>
      <text:p text:style-name="P4">For example</text:p>
      <text:p text:style-name="P17"><text:span text:style-name="Source_20_Text"><text:span text:style-name="T6">dataFrame</text:span></text:span><text:span text:style-name="Source_20_Text"><text:span text:style-name="T1">.</text:span></text:span><text:span text:style-name="Source_20_Text"><text:span text:style-name="T6">normalization</text:span></text:span><text:span text:style-name="Source_20_Text"><text:span text:style-name="T1">()</text:span></text:span></text:p>
      <text:p text:style-name="P4">Is better than</text:p>
      <text:p text:style-name="P17"><text:span text:style-name="Source_20_Text"><text:span text:style-name="T6">normalization</text:span></text:span><text:span text:style-name="Source_20_Text"><text:span text:style-name="T1">(</text:span></text:span><text:span text:style-name="Source_20_Text"><text:span text:style-name="T6">dataFrame</text:span></text:span><text:span text:style-name="Source_20_Text"><text:span text:style-name="T1">)</text:span></text:span></text:p>
      <text:h text:style-name="P25" text:outline-level="3"><text:soft-page-break/>2.7. Error Handling is one thing</text:h>
      <text:p text:style-name="P7">You should use try catch instead of conditions if possible </text:p>
      <text:h text:style-name="P28" text:outline-level="3"><text:span text:style-name="T17">2.8. Don’t repeat </text:span><text:span text:style-name="T18">code (dont copy paste)</text:span></text:h>
      <text:p text:style-name="P7">Function should be atomic </text:p>
      <text:p text:style-name="P7"/>
      <text:h text:style-name="P24" text:outline-level="2">3. Comments</text:h>
      <text:h text:style-name="P25" text:outline-level="3">3.1. Don’t comment bad code, rewrite it</text:h>
      <text:h text:style-name="P25" text:outline-level="3">3.2. If code is readable you don’t need comments</text:h>
      <text:p text:style-name="P4">Bad examples:</text:p>
      <text:p text:style-name="P17"><text:span text:style-name="Source_20_Text"><text:span text:style-name="T6">#</text:span></text:span><text:span text:style-name="Source_20_Text"><text:span text:style-name="T1"> Check if </text:span></text:span><text:span text:style-name="Source_20_Text"><text:span text:style-name="T6">year is leap-year</text:span></text:span></text:p>
      <text:p text:style-name="P1"><text:span text:style-name="Source_20_Text"><text:span text:style-name="T1">if (</text:span></text:span><text:span text:style-name="Source_20_Text"><text:span text:style-name="T6">(year % 4 == 0</text:span></text:span><text:span text:style-name="Source_20_Text"><text:span text:style-name="T1"> </text:span></text:span><text:span text:style-name="Source_20_Text"><text:span text:style-name="T6">and</text:span></text:span><text:span text:style-name="Source_20_Text"><text:span text:style-name="T1"> </text:span></text:span><text:span text:style-name="Source_20_Text"><text:span text:style-name="T6">year % 100 != 0) or (year % 400 == 0)</text:span></text:span><text:span text:style-name="Source_20_Text"><text:span text:style-name="T1">)</text:span></text:span></text:p>
      <text:p text:style-name="P4">Good examples::</text:p>
      <text:p text:style-name="P1"><text:span text:style-name="Source_20_Text"><text:span text:style-name="T1">if (</text:span></text:span><text:span text:style-name="Source_20_Text"><text:span text:style-name="T6">isLeapYear(year)</text:span></text:span><text:span text:style-name="Source_20_Text"><text:span text:style-name="T1">)</text:span></text:span></text:p>
      <text:h text:style-name="P25" text:outline-level="3">3.3. <text:span text:style-name="T27">Use comments to explain your intentions</text:span></text:h>
      <text:p text:style-name="P4">For example:</text:p>
      <text:p text:style-name="P1"><text:span text:style-name="Source_20_Text"><text:span text:style-name="T6">#</text:span></text:span><text:span text:style-name="Source_20_Text"><text:span text:style-name="T1"> </text:span></text:span><text:span text:style-name="Source_20_Text"><text:span text:style-name="T6">if we calculate average activity once per hour it will be good enough </text:span></text:span></text:p>
      <text:h text:style-name="P25" text:outline-level="3">3.4. Warn of consequences in comments</text:h>
      <text:p text:style-name="P4">For example:</text:p>
      <text:p text:style-name="P1"><text:span text:style-name="Source_20_Text"><text:span text:style-name="T11">#</text:span></text:span><text:span text:style-name="Source_20_Text"><text:span text:style-name="T1"> </text:span></text:span><text:span text:style-name="Source_20_Text"><text:span text:style-name="T12">using switch -p will put a lot of information to your screen</text:span></text:span></text:p>
      <text:h text:style-name="P25" text:outline-level="3">3.5. Emphasis important points in comments</text:h>
      <text:p text:style-name="P4">For example:</text:p>
      <text:p text:style-name="P1"><text:span text:style-name="Source_20_Text"><text:span text:style-name="T11">#</text:span></text:span><text:span text:style-name="Source_20_Text"><text:span text:style-name="T1"> </text:span></text:span><text:span text:style-name="Source_20_Text"><text:span text:style-name="T12">this is </text:span></text:span></text:p>
      <text:h text:style-name="P25" text:outline-level="3">3.6. <text:span text:style-name="T27">Use DoctString</text:span></text:h>
      <text:p text:style-name="P4">Most IDEs <text:span text:style-name="T27">help you with that just describe parameters and return value </text:span></text:p>
      <text:p text:style-name="P7">This help a lot in python because methods don't have argument and return types.</text:p>
      <text:p text:style-name="P4">If your function name is clear, you don’t need a description of what the method is doing in the doc comment.</text:p>
      <text:p text:style-name="P4"/>
      <text:p text:style-name="P4"/>
      <text:p text:style-name="P4"/>
      <text:p text:style-name="P4"><text:soft-page-break/>For example:</text:p>
      <text:p text:style-name="P8">train_test_split(array, test_size)</text:p>
      <text:p text:style-name="P18"><text:span text:style-name="Source_20_Text"><text:span text:style-name="T8">""" <text:s text:c="15"/></text:span></text:span></text:p>
      <text:p text:style-name="P19"><text:span text:style-name="Source_20_Text"><text:span text:style-name="T8">:</text:span></text:span><text:span text:style-name="Source_20_Text"><text:span text:style-name="T9">param array:</text:span></text:span></text:p>
      <text:p text:style-name="P19"><text:span text:style-name="Source_20_Text"><text:span text:style-name="T28">sequence of indexables with same length / shape[0] <text:s text:c="7"/></text:span></text:span></text:p>
      <text:p text:style-name="P19"><text:span text:style-name="Source_20_Text"><text:span text:style-name="T28">Allowed inputs are lists, numpy arrays, scipy-sparse matrices or pandas dataframes.</text:span></text:span></text:p>
      <text:p text:style-name="P19"><text:span text:style-name="Source_20_Text"><text:span text:style-name="T8">:param </text:span></text:span><text:span text:style-name="Source_20_Text"><text:span text:style-name="T10">test_size</text:span></text:span><text:span text:style-name="Source_20_Text"><text:span text:style-name="T8">: </text:span></text:span><text:span text:style-name="Source_20_Text"><text:span text:style-name="T10"><text:s/></text:span></text:span></text:p>
      <text:p text:style-name="P19"><text:span text:style-name="Source_20_Text"><text:span text:style-name="T10">float, int</text:span></text:span></text:p>
      <text:p text:style-name="P19"><text:span text:style-name="Source_20_Text"><text:span text:style-name="T29">If float, should be between 0.0 and 1.0 and represent the proportion of the dataset to include in the test split. If int, represents the absolute number of test samples.</text:span></text:span><text:span text:style-name="Source_20_Text"><text:span text:style-name="T30"> <text:s text:c="5"/></text:span></text:span><text:span text:style-name="Source_20_Text"><text:span text:style-name="T7"><text:s text:c="3"/></text:span></text:span></text:p>
      <text:p text:style-name="P18"><text:span text:style-name="Source_20_Text"><text:span text:style-name="T8">:return: <text:s text:c="8"/></text:span></text:span></text:p>
      <text:p text:style-name="P19"><text:span text:style-name="Source_20_Text"><text:span text:style-name="T31">splitting: list, length=2 * len(arrays)</text:span></text:span></text:p>
      <text:p text:style-name="P19"><text:span text:style-name="Source_20_Text"><text:span text:style-name="T31">List containing train-test split of inputs.</text:span></text:span></text:p>
      <text:p text:style-name="P18"><text:span text:style-name="Source_20_Text"><text:span text:style-name="T8">"""</text:span></text:span></text:p>
      <text:h text:style-name="P25" text:outline-level="3">3.7. Any comments other than the above should be avoided</text:h>
      <text:h text:style-name="P25" text:outline-level="3">3.8. Noise comments are bad</text:h>
      <text:p text:style-name="P4">For example:</text:p>
      <text:p text:style-name="P19"><text:span text:style-name="Source_20_Text"><text:span text:style-name="T10">#</text:span></text:span><text:span text:style-name="Source_20_Text"><text:span text:style-name="T1"> The </text:span></text:span><text:span text:style-name="Source_20_Text"><text:span text:style-name="T10">data_frame</text:span></text:span><text:span text:style-name="Source_20_Text"><text:span text:style-name="T1"><text:line-break/></text:span></text:span><text:span text:style-name="Source_20_Text"><text:span text:style-name="T10">self.data_frame = DataFrame(iris_Data, iris_labels)</text:span></text:span></text:p>
      <text:h text:style-name="P25" text:outline-level="3">3.9. Never leave code commented</text:h>
      <text:p text:style-name="P9">If you need return to the old code u can always use GIT for it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Helvetica Neue Medium" svg:font-family="'Helvetica Neue Medium', Arial, san-serif"/>
    <style:font-face style:name="Helvetica Neue Roman" svg:font-family="'Helvetica Neue Roman', Arial, san-serif"/>
    <style:font-face style:name="Mangal1" svg:font-family="Mangal"/>
    <style:font-face style:name="Roboto" svg:font-family="Roboto, 'Helvetica Neue', Helvetica, Arial, sans-serif"/>
    <style:font-face style:name="arial" svg:font-family="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0:01:22.115000000</meta:creation-date>
    <dc:date>2018-03-02T08:52:00.261000000</dc:date>
    <meta:editing-duration>PT31M7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4" meta:paragraph-count="103" meta:word-count="574" meta:character-count="3617" meta:non-whitespace-character-count="3089"/>
  </office:meta>
</office:document-meta>
</file>